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D000000090280C2997506ABFEC.png" manifest:media-type="image/png"/>
  <manifest:file-entry manifest:full-path="Pictures/100002010000022300000209EEE8A64025BD18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4cm, 0cm, 1.386cm, 0.99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Dashed_20__28_var_29_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9.37cm" svg:x="1.227cm" svg:y="0.2cm">
          <draw:image xlink:href="Pictures/100002010000022300000209EEE8A64025BD1833.png" xlink:type="simple" xlink:show="embed" xlink:actuate="onLoad">
            <text:p/>
          </draw:image>
        </draw:frame>
        <draw:frame draw:style-name="gr2" draw:text-style-name="P2" draw:layer="layout" svg:width="6cm" svg:height="1.2cm" svg:x="4.112cm" svg:y="10.176cm">
          <draw:image xlink:href="Pictures/10000201000002D000000090280C2997506ABFEC.png" xlink:type="simple" xlink:show="embed" xlink:actuate="onLoad">
            <text:p/>
          </draw:image>
        </draw:frame>
        <draw:line draw:style-name="gr3" draw:text-style-name="P1" draw:layer="layout" svg:x1="4cm" svg:y1="8.2cm" svg:x2="4cm" svg:y2="10cm">
          <text:p/>
        </draw:line>
        <draw:line draw:style-name="gr3" draw:text-style-name="P1" draw:layer="layout" svg:x1="10cm" svg:y1="8.2cm" svg:x2="10cm" svg:y2="10cm">
          <text:p/>
        </draw:line>
        <draw:line draw:style-name="gr4" draw:text-style-name="P1" draw:layer="layout" svg:x1="7cm" svg:y1="10.1cm" svg:x2="7cm" svg:y2="1cm">
          <text:p/>
        </draw:line>
        <draw:line draw:style-name="gr5" draw:text-style-name="P1" draw:layer="layout" svg:x1="4.8cm" svg:y1="10.4cm" svg:x2="6.8cm" svg:y2="9.3cm">
          <text:p/>
        </draw:line>
        <draw:line draw:style-name="gr5" draw:text-style-name="P1" draw:layer="layout" svg:x1="9.6cm" svg:y1="10.8cm" svg:x2="10.7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28T06:39:12.346264000</dc:date>
    <meta:editing-duration>PT13M36S</meta:editing-duration>
    <meta:editing-cycles>5</meta:editing-cycles>
    <meta:generator>LibreOffice/5.0.3.2$MacOSX_X86_64 LibreOffice_project/e5f16313668ac592c1bfb310f4390624e3dbfb75</meta:generator>
    <meta:document-statistic meta:object-count="7"/>
  </office:meta>
</office:document-meta>
</file>